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1" svg:font-family="'Courier New'" style:font-family-generic="modern"/>
    <style:font-face style:name="DejaVu Sans Mono" svg:font-family="'DejaVu Sans Mono'"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1.5993in" style:rel-column-width="15482*"/>
    </style:style>
    <style:style style:name="Table1.B" style:family="table-column">
      <style:table-column-properties style:column-width="1.1868in" style:rel-column-width="11485*"/>
    </style:style>
    <style:style style:name="Table1.C" style:family="table-column">
      <style:table-column-properties style:column-width="1.0313in" style:rel-column-width="9983*"/>
    </style:style>
    <style:style style:name="Table1.D" style:family="table-column">
      <style:table-column-properties style:column-width="2.9528in" style:rel-column-width="28585*"/>
    </style:style>
    <style:style style:name="Table1.1" style:family="table-row">
      <style:table-row-properties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1.9681in" style:rel-column-width="19049*"/>
    </style:style>
    <style:style style:name="Table2.B" style:family="table-column">
      <style:table-column-properties style:column-width="4.8021in" style:rel-column-width="46486*"/>
    </style:style>
    <style:style style:name="Table2.1" style:family="table-row">
      <style:table-row-properties style:keep-together="true" fo:keep-together="auto"/>
    </style:style>
    <style:style style:name="Table2.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itle">
      <style:text-properties fo:language="en" fo:country="US"/>
    </style:style>
    <style:style style:name="P2" style:family="paragraph" style:parent-style-name="Standard" style:master-page-name="ToC_20_Page">
      <style:paragraph-properties fo:margin-top="0in" fo:margin-bottom="0.3335in" style:page-number="auto"/>
      <style:text-properties fo:language="en" fo:country="US" fo:font-style="normal" fo:font-weight="normal" style:font-style-asian="normal" style:font-weight-asian="normal" style:font-style-complex="normal" style:font-weight-complex="normal"/>
    </style:style>
    <style:style style:name="P3" style:family="paragraph" style:parent-style-name="Standard">
      <style:paragraph-properties fo:margin-top="0in" fo:margin-bottom="0.3335in"/>
      <style:text-properties fo:language="en" fo:country="US" fo:font-style="normal" fo:font-weight="normal" style:font-style-asian="normal" style:font-weight-asian="normal" style:font-style-complex="normal" style:font-weight-complex="normal"/>
    </style:style>
    <style:style style:name="P4" style:family="paragraph" style:parent-style-name="Heading_20_1" style:list-style-name="Heading_20_Numbering"/>
    <style:style style:name="P5" style:family="paragraph" style:parent-style-name="Heading_20_1" style:list-style-name="Heading_20_Numbering" style:master-page-name="Standard">
      <style:paragraph-properties style:page-number="auto"/>
    </style:style>
    <style:style style:name="P6" style:family="paragraph" style:parent-style-name="Heading_20_2" style:list-style-name="Heading_20_Numbering"/>
    <style:style style:name="P7" style:family="paragraph" style:parent-style-name="Heading_20_2" style:list-style-name="Heading_20_Numbering">
      <style:paragraph-properties fo:text-align="justify" style:justify-single-word="false">
        <style:tab-stops>
          <style:tab-stop style:position="3.15in"/>
        </style:tab-stops>
      </style:paragraph-properties>
    </style:style>
    <style:style style:name="P8" style:family="paragraph" style:parent-style-name="Heading_20_3" style:list-style-name="Heading_20_Numbering"/>
    <style:style style:name="P9" style:family="paragraph" style:parent-style-name="Text_20_body" style:list-style-name="Numbering_20_1"/>
    <style:style style:name="P10" style:family="paragraph" style:parent-style-name="Title" style:master-page-name="First_20_Page">
      <style:paragraph-properties style:page-number="auto"/>
      <style:text-properties fo:language="en" fo:country="US"/>
    </style:style>
    <style:style style:name="P11" style:family="paragraph" style:parent-style-name="List_20_1" style:list-style-name="List_20_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__RefHeading__7619_773174625"/>FreeACS<text:bookmark-end text:name="__RefHeading__7619_773174625"/></text:p>
      <text:p text:style-name="P1">Release Changes</text:p>
      <text:p text:style-name="FreeACS_5f_UnderTitle"><text:bookmark-start text:name="__RefHeading__7621_773174625"/>Version <text:user-defined style:data-style-name="N0" text:name="Product Version">2013R1</text:user-defined><text:bookmark-end text:name="__RefHeading__7621_773174625"/></text:p>
      <text:p text:style-name="P2">&lt;&lt;Insert table of contents here&gt;&gt;</text:p>
      <text:p text:style-name="P3"/>
      <text:list xml:id="list7694684748738306821" text:style-name="Heading_20_Numbering">
        <text:list-item>
          <text:h text:style-name="P5" text:outline-level="1"><text:bookmark-start text:name="__RefHeading__7623_773174625"/>Document Introduction<text:bookmark-end text:name="__RefHeading__7623_773174625"/></text:h>
          <text:list>
            <text:list-item>
              <text:h text:style-name="P7" text:outline-level="2"><text:bookmark-start text:name="__RefHeading__7625_773174625"/>Document Purpose<text:bookmark-end text:name="__RefHeading__7625_773174625"/></text:h>
            </text:list-item>
          </text:list>
        </text:list-item>
      </text:list>
      <text:p text:style-name="Text_20_body">The purpose of this document is to list the changes in the system compared to the previous release.</text:p>
      <text:list xml:id="list1702318923" text:continue-numbering="true" text:style-name="Heading_20_Numbering">
        <text:list-item>
          <text:list>
            <text:list-item>
              <text:h text:style-name="P7" text:outline-level="2"><text:bookmark-start text:name="__RefHeading__7627_773174625"/>Document Audience<text:bookmark-end text:name="__RefHeading__7627_773174625"/></text:h>
            </text:list-item>
          </text:list>
        </text:list-item>
      </text:list>
      <text:p text:style-name="Text_20_body">FreeACS Operators and Administrators</text:p>
      <text:list xml:id="list1729681142" text:continue-numbering="true" text:style-name="Heading_20_Numbering">
        <text:list-item>
          <text:list>
            <text:list-item>
              <text:h text:style-name="P7" text:outline-level="2"><text:bookmark-start text:name="__RefHeading__7629_773174625"/>Document History<text:bookmark-end text:name="__RefHeading__7629_773174625"/></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2012R1</text:p>
          </table:table-cell>
          <table:table-cell table:style-name="Table1.A2" office:value-type="string">
            <text:p text:style-name="Table_20_Contents">M. Simonsen</text:p>
          </table:table-cell>
          <table:table-cell table:style-name="Table1.A2" office:value-type="string">
            <text:p text:style-name="Table_20_Contents">19-Dec-11</text:p>
          </table:table-cell>
          <table:table-cell table:style-name="Table1.D2" office:value-type="string">
            <text:p text:style-name="Table_20_Contents">Initial version</text:p>
          </table:table-cell>
        </table:table-row>
        <table:table-row table:style-name="Table1.1">
          <table:table-cell table:style-name="Table1.A2" office:value-type="string">
            <text:p text:style-name="Table_20_Contents">2013R1</text:p>
          </table:table-cell>
          <table:table-cell table:style-name="Table1.A2" office:value-type="string">
            <text:p text:style-name="Table_20_Contents">M. Simonsen</text:p>
          </table:table-cell>
          <table:table-cell table:style-name="Table1.A2" office:value-type="string">
            <text:p text:style-name="Table_20_Contents">02-Mar-13</text:p>
          </table:table-cell>
          <table:table-cell table:style-name="Table1.D2" office:value-type="string">
            <text:p text:style-name="Table_20_Contents">Updated </text:p>
          </table:table-cell>
        </table:table-row>
      </table:table>
      <text:list xml:id="list901602176" text:continue-numbering="true" text:style-name="Heading_20_Numbering">
        <text:list-item>
          <text:list>
            <text:list-item>
              <text:h text:style-name="P7" text:outline-level="2"><text:bookmark-start text:name="__RefHeading__7631_773174625"/>Acronyms and Abbreviations<text:bookmark-end text:name="__RefHeading__7631_773174625"/></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style-name="Table2.1">
          <table:table-cell table:style-name="Table2.A2" office:value-type="string">
            <text:p text:style-name="Table_20_Contents">ACS</text:p>
          </table:table-cell>
          <table:table-cell table:style-name="Table2.B2" office:value-type="string">
            <text:p text:style-name="Table_20_Contents">Auto Configuration Server.</text:p>
          </table:table-cell>
        </table:table-row>
        <table:table-row table:style-name="Table2.1">
          <table:table-cell table:style-name="Table2.A2" office:value-type="string">
            <text:p text:style-name="Table_20_Contents">APS</text:p>
          </table:table-cell>
          <table:table-cell table:style-name="Table2.B2" office:value-type="string">
            <text:p text:style-name="Table_20_Contents">Automatic Provisioning System.</text:p>
          </table:table-cell>
        </table:table-row>
        <table:table-row table:style-name="Table2.1">
          <table:table-cell table:style-name="Table2.A2" office:value-type="string">
            <text:p text:style-name="Table_20_Contents">FreeACS</text:p>
          </table:table-cell>
          <table:table-cell table:style-name="Table2.B2" office:value-type="string">
            <text:p text:style-name="Table_20_Contents">Ping Communication's eXtensible APS with advanced features such as Service Windows, Job Control and Smart Groups.</text:p>
          </table:table-cell>
        </table:table-row>
        <table:table-row table:style-name="Table2.1">
          <table:table-cell table:style-name="Table2.A2" office:value-type="string">
            <text:p text:style-name="Table_20_Contents">FreeACS Module</text:p>
          </table:table-cell>
          <table:table-cell table:style-name="Table2.B2" office:value-type="string">
            <text:p text:style-name="Table_20_Contents">The FreeACS consists of several independently running Modules. The Modules may run on separate hosts in the network.</text:p>
          </table:table-cell>
        </table:table-row>
        <table:table-row table:style-name="Table2.1">
          <table:table-cell table:style-name="Table2.A2" office:value-type="string">
            <text:p text:style-name="Table_20_Contents">North Side</text:p>
          </table:table-cell>
          <table:table-cell table:style-name="Table2.B2" office:value-type="string">
            <text:p text:style-name="Table_20_Contents">Common term describing the part of the FreeACS which includes all FreeACS Modules that provide management interfaces.</text:p>
          </table:table-cell>
        </table:table-row>
        <table:table-row table:style-name="Table2.1">
          <table:table-cell table:style-name="Table2.A2" office:value-type="string">
            <text:p text:style-name="Table_20_Contents">South Side</text:p>
          </table:table-cell>
          <table:table-cell table:style-name="Table2.B2" office:value-type="string">
            <text:p text:style-name="Table_20_Contents">Common term describing the part of the FreeACS which includes all <text:s/>FreeACS Modules that provide CPE communication protocols.</text:p>
          </table:table-cell>
        </table:table-row>
        <table:table-row table:style-name="Table2.1">
          <table:table-cell table:style-name="Table2.A2" office:value-type="string">
            <text:p text:style-name="Table_20_Contents">Core</text:p>
          </table:table-cell>
          <table:table-cell table:style-name="Table2.B2" office:value-type="string">
            <text:p text:style-name="Table_20_Contents">Common term describing the part of the FreeACS which includes all FreeACS Modules that provide neither management interfaces nor CPE communication protocols.</text:p>
          </table:table-cell>
        </table:table-row>
        <table:table-row table:style-name="Table2.1">
          <table:table-cell table:style-name="Table2.A2" office:value-type="string">
            <text:p text:style-name="Table_20_Contents">CPE</text:p>
          </table:table-cell>
          <table:table-cell table:style-name="Table2.B2" office:value-type="string">
            <text:p text:style-name="Table_20_Contents">Customer Premises Equipment. Used in this document to refer to a single physical device. Same as the term “Device”.</text:p>
          </table:table-cell>
        </table:table-row>
        <table:table-row table:style-name="Table2.1">
          <table:table-cell table:style-name="Table2.A2" office:value-type="string">
            <text:p text:style-name="Table_20_Contents">Parameter</text:p>
          </table:table-cell>
          <table:table-cell table:style-name="Table2.B2" office:value-type="string">
            <text:p text:style-name="Table_20_Contents">Each individual configuration setting is represented in the FreeACS <text:s/>Data Model as a Parameter. A Parameter consists of a name and usually (but not always) a value.</text:p>
          </table:table-cell>
        </table:table-row>
        <table:table-row table:style-name="Table2.1">
          <table:table-cell table:style-name="Table2.A2" office:value-type="string">
            <text:p text:style-name="Table_20_Contents">Unit</text:p>
          </table:table-cell>
          <table:table-cell table:style-name="Table2.B2" office:value-type="string">
            <text:p text:style-name="Table_20_Contents">A dataset in the FreeACS database consisting of Parameter values relating to a single CPE. This dataset may extend beyond the Parameter values actually sent to the CPE, as some Parameter values may only be useful or needed by the FreeACS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Table_20_Contents">Profile</text:p>
          </table:table-cell>
          <table:table-cell table:style-name="Table2.B2" office:value-type="string">
            <text:p text:style-name="Table_20_Contents">Dataset stored in the FreeACS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Table_20_Contents">Unit Type</text:p>
          </table:table-cell>
          <table:table-cell table:style-name="Table2.B2" office:value-type="string">
            <text:p text:style-name="Table_20_Contents">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Table_20_Contents">Group</text:p>
          </table:table-cell>
          <table:table-cell table:style-name="Table2.B2" office:value-type="string">
            <text:p text:style-name="Table_20_Contents">A set of matching criteria used to search for Units. Commonly referred to as Smart Group.</text:p>
          </table:table-cell>
        </table:table-row>
        <table:table-row table:style-name="Table2.1">
          <table:table-cell table:style-name="Table2.A2" office:value-type="string">
            <text:p text:style-name="Table_20_Contents">Job</text:p>
          </table:table-cell>
          <table:table-cell table:style-name="Table2.B2" office:value-type="string">
            <text:p text:style-name="Table_20_Contents">Automates and controls changes to Units within a Group. Partitions the changes over time according to rules to limit network load.</text:p>
          </table:table-cell>
        </table:table-row>
        <table:table-row table:style-name="Table2.1">
          <table:table-cell table:style-name="Table2.A2" office:value-type="string">
            <text:p text:style-name="Table_20_Contents">Job Chain</text:p>
          </table:table-cell>
          <table:table-cell table:style-name="Table2.B2" office:value-type="string">
            <text:p text:style-name="Table_20_Contents">Multiple Jobs being automatically executed in a designated sequence.</text:p>
          </table:table-cell>
        </table:table-row>
        <table:table-row table:style-name="Table2.1">
          <table:table-cell table:style-name="Table2.A2" office:value-type="string">
            <text:p text:style-name="Table_20_Contents">Periodic Mode</text:p>
          </table:table-cell>
          <table:table-cell table:style-name="Table2.B2" office:value-type="string">
            <text:p text:style-name="Table_20_Contents">Provisioning Mode where the FreeACS automatically configures all CPEs based on their combined Unit and Profile parameter values.</text:p>
          </table:table-cell>
        </table:table-row>
        <text:soft-page-break/>
        <table:table-row table:style-name="Table2.1">
          <table:table-cell table:style-name="Table2.A2" office:value-type="string">
            <text:p text:style-name="Table_20_Contents">Inspection Mode</text:p>
          </table:table-cell>
          <table:table-cell table:style-name="Table2.B2" office:value-type="string">
            <text:p text:style-name="Table_20_Contents">Provisioning Mode where an FreeACS Operator manually inspects and configures a single CPE through the FreeACS Web Interface.</text:p>
          </table:table-cell>
        </table:table-row>
        <table:table-row table:style-name="Table2.1">
          <table:table-cell table:style-name="Table2.A2" office:value-type="string">
            <text:p text:style-name="Table_20_Contents">Staging</text:p>
          </table:table-cell>
          <table:table-cell table:style-name="Table2.B2" office:value-type="string">
            <text:p text:style-name="Table_20_Contents">FreeACS functionality used for optimizations in manufacturing, logistics and time-to-market for CPEs.</text:p>
          </table:table-cell>
        </table:table-row>
        <table:table-row table:style-name="Table2.1">
          <table:table-cell table:style-name="Table2.A2" office:value-type="string">
            <text:p text:style-name="Table_20_Contents">TR-069</text:p>
          </table:table-cell>
          <table:table-cell table:style-name="Table2.B2" office:value-type="string">
            <text:p text:style-name="Table_20_Contents">Industry standard provisioning protocol used by the FreeACS to read and write configurations from and to the CPEs, in addition to handle upgrades.</text:p>
          </table:table-cell>
        </table:table-row>
        <table:table-row table:style-name="Table2.1">
          <table:table-cell table:style-name="Table2.A2" office:value-type="string">
            <text:p text:style-name="Table_20_Contents">SPP</text:p>
          </table:table-cell>
          <table:table-cell table:style-name="Table2.B2" office:value-type="string">
            <text:p text:style-name="Table_20_Contents">Simple Protocol Provisioning, covers HTTP(S)/TFTP</text:p>
          </table:table-cell>
        </table:table-row>
      </table:table>
      <text:list xml:id="list1616363078" text:continue-numbering="true" text:style-name="Heading_20_Numbering">
        <text:list-item>
          <text:h text:style-name="P4" text:outline-level="1"><text:bookmark-start text:name="__RefHeading__5111_1069048332"/>2013R1<text:bookmark-end text:name="__RefHeading__5111_1069048332"/></text:h>
        </text:list-item>
      </text:list>
      <text:p text:style-name="Text_20_body">The name change introduced in 2012R1 (from “xAPS” to “Fusion”) is still not completed entirely. Thus, you will still find references to “xaps” from time to time. </text:p>
      <text:p text:style-name="Text_20_body">The main goal of this release has been to create Trigger/Alarms and improve the Script Execution capabilities. All of this points to a direction where FreeACS is more flexible to act upon various events and automatically make attempts on a solution. In one word, FreeACS is heading towards “Self Healing” - in order to minimize the ill effects of CPEs with problematic software and to lower the support cost.</text:p>
      <text:list xml:id="list1115715705" text:continue-numbering="true" text:style-name="Heading_20_Numbering">
        <text:list-item>
          <text:list>
            <text:list-item>
              <text:h text:style-name="P6" text:outline-level="2"><text:bookmark-start text:name="__RefHeading__5113_1069048332"/>Permission system<text:bookmark-end text:name="__RefHeading__5113_1069048332"/></text:h>
            </text:list-item>
          </text:list>
        </text:list-item>
      </text:list>
      <text:p text:style-name="Text_20_body">The permission system has been given a makeover, so the following things are not possible:</text:p>
      <text:list xml:id="list4678791968687867620" text:style-name="List_20_1">
        <text:list-item>
          <text:p text:style-name="P11">A non-admin user can create other users (with same or less privileges).</text:p>
        </text:list-item>
        <text:list-item>
          <text:p text:style-name="P11">All users may change their own passwords</text:p>
        </text:list-item>
        <text:list-item>
          <text:p text:style-name="P11">User-login is now possible to require in Shell (but not mandatory)</text:p>
        </text:list-item>
        <text:list-item>
          <text:p text:style-name="P11">Permission handling is the same for Web, Web Services and Shell (all North-side modules)</text:p>
        </text:list-item>
      </text:list>
      <text:list xml:id="list1606062362" text:continue-list="list1115715705" text:style-name="Heading_20_Numbering">
        <text:list-item>
          <text:list>
            <text:list-item>
              <text:h text:style-name="P6" text:outline-level="2"><text:bookmark-start text:name="__RefHeading__5115_1069048332"/>File store<text:bookmark-end text:name="__RefHeading__5115_1069048332"/></text:h>
            </text:list-item>
          </text:list>
        </text:list-item>
      </text:list>
      <text:p text:style-name="Text_20_body">The file store in FreeACS now handles all kinds of files. This opens for a more flexible usage of the file store: It can contain firmware-binaries, TR069 scripts, FreeACS Shell scripts, Unit Id lists, Telnet scripts and any other file format necessary. For those file types which are not binary, you may also edit the files directly. This makes it possible to change scripts or unit id lists in the Web without having to export/import the files (as in previous edition of FreeACS). The file store also retains the owner of the file, which is important for script execution with the correct permissions.</text:p>
      <text:list xml:id="list1549908618" text:continue-numbering="true" text:style-name="Heading_20_Numbering">
        <text:list-item>
          <text:list>
            <text:list-item>
              <text:h text:style-name="P6" text:outline-level="2"><text:bookmark-start text:name="__RefHeading__5117_1069048332"/>Script Execution Web<text:bookmark-end text:name="__RefHeading__5117_1069048332"/></text:h>
            </text:list-item>
          </text:list>
        </text:list-item>
      </text:list>
      <text:p text:style-name="Text_20_body">FreeACS Shell scripts can be uploaded into file store and be run directly in FreeACS Web. Thus Web offers a Shell interface of sorts, since it's possible to both edit a script and run it. The main driver behind this is twofold:</text:p>
      <text:list xml:id="list4457966665332442397" text:style-name="Numbering_20_1">
        <text:list-item>
          <text:p text:style-name="P9">Enable non-shell users to make and run/test scripts</text:p>
        </text:list-item>
        <text:list-item>
          <text:p text:style-name="P9">Making it easy to build wizards/scripts for certain repetitive tasks</text:p>
        </text:list-item>
      </text:list>
      <text:list xml:id="list1062739457" text:continue-list="list1549908618" text:style-name="Heading_20_Numbering">
        <text:list-item>
          <text:list>
            <text:list-item>
              <text:h text:style-name="P6" text:outline-level="2"><text:bookmark-start text:name="__RefHeading__5119_1069048332"/>Script Execution Overall<text:bookmark-end text:name="__RefHeading__5119_1069048332"/></text:h>
            </text:list-item>
          </text:list>
        </text:list-item>
      </text:list>
      <text:p text:style-name="Text_20_body">Several modules in FreeACS can trigger a script execution: </text:p>
      <text:list xml:id="list417530921" text:continue-list="list4678791968687867620" text:style-name="List_20_1">
        <text:list-item>
          <text:p text:style-name="P11">Job as part of a provisioning, thus making provisioning more flexible</text:p>
        </text:list-item>
        <text:list-item>
          <text:p text:style-name="P11">Syslog Event which happens if certain messages arrives, which can enable FreeACS to act upon certain events</text:p>
        </text:list-item>
        <text:list-item>
          <text:p text:style-name="P11">Trigger Release which happens if a set of Syslog Events occur in a specific time period (more on Trigger Release later)</text:p>
        </text:list-item>
        <text:list-item>
          <text:p text:style-name="P11">Web can select a script for execution </text:p>
        </text:list-item>
      </text:list>
      <text:p text:style-name="Text_20_body">This capability greatly enhances the flexibility of FreeACS, since a script is much more flexible that in-built standard behaviour. It is likely that future use cases for FreeACS will only find a solution using scripts. All the scripts are executed in a FreeACS Shell daemon inside the Core module – thus logs can be found in fusion-core.log</text:p>
      <text:list xml:id="list829622731" text:continue-list="list1062739457" text:style-name="Heading_20_Numbering">
        <text:list-item>
          <text:list>
            <text:list-item>
              <text:h text:style-name="P6" text:outline-level="2"><text:bookmark-start text:name="__RefHeading__5121_1069048332"/>Syslog Event<text:bookmark-end text:name="__RefHeading__5121_1069048332"/></text:h>
            </text:list-item>
          </text:list>
        </text:list-item>
      </text:list>
      <text:p text:style-name="Text_20_body">The Syslog Event capability has grown in this release:</text:p>
      <text:list xml:id="list1177682582" text:continue-list="list417530921" text:style-name="List_20_1">
        <text:list-item>
          <text:p text:style-name="P11">Possible to execute a script for a particular event</text:p>
        </text:list-item>
        <text:list-item>
          <text:p text:style-name="P11">Possible to match with a group, so that only units within a certain group can match a syslog event.</text:p>
        </text:list-item>
        <text:list-item>
          <text:p text:style-name="P11">Necessary to create a Syslog Event to handle Trigger/Alarms and Heartbeat Detection </text:p>
        </text:list-item>
      </text:list>
      <text:p text:style-name="Text_20_body"><text:soft-page-break/>Previous release had a slightly more advanced duplicate feature, which has been simplified in this release. Thus, a Syslog Event with duplicate policy will ignore duplicates (matching both Unit Id and content of Syslog message) within the same hour of the first match. </text:p>
      <text:list xml:id="list258823636" text:continue-list="list829622731" text:style-name="Heading_20_Numbering">
        <text:list-item>
          <text:list>
            <text:list-item>
              <text:h text:style-name="P6" text:outline-level="2"><text:bookmark-start text:name="__RefHeading__5123_1069048332"/>Trigger/Alarm<text:bookmark-end text:name="__RefHeading__5123_1069048332"/></text:h>
            </text:list-item>
          </text:list>
        </text:list-item>
      </text:list>
      <text:p text:style-name="Text_20_body">Trigger is a totally new concept in FreeACS: It is configured using a Syslog Event and some limits to tell when to release the Trigger. An example could be that if Syslog Event 1001 has been recorded 10 times within the last 15 minutes on 10 different units, then the Trigger will release. A trigger release can in turn trigger a mail going out to the Operator of FreeACS (or someone else). Another possibility is that a Trigger release can run a script to perform some actions. The great thing about this, is that the Trigger script will receive as input a file containing all the Units that were the cause of the Trigger release. This makes it possible to perform an action on those selected few. An example of such an action could be to reboot the devices in question.</text:p>
      <text:p text:style-name="Text_20_body">Furthermore, Triggers can be built together into Composite Triggers, so that a Trigger release is not based on one single Syslog Events, but rather a set of events. In addition a Trigger may or may not send a mail, and it may or may not be an alarm – it could also be a weekly report.</text:p>
      <text:p text:style-name="Text_20_body">All together, Trigger/Alaram offers new capacity for “Self Healing” based on the syslog messages that is picked up from the devices. To further improve the situation, all provisioning modules now make a standard syslog message upon provisoining. This message can be used to make certain actions based on the provisioning outcome.</text:p>
      <text:list xml:id="list77296092" text:continue-numbering="true" text:style-name="Heading_20_Numbering">
        <text:list-item>
          <text:list>
            <text:list-item>
              <text:h text:style-name="P6" text:outline-level="2"><text:bookmark-start text:name="__RefHeading__5125_1069048332"/>Heartbeat Detection<text:bookmark-end text:name="__RefHeading__5125_1069048332"/></text:h>
            </text:list-item>
          </text:list>
        </text:list-item>
      </text:list>
      <text:p text:style-name="Text_20_body">One problem which is not solved with Syslog Event and Triggers directly is if a service in the device stops. One example could be if a SIP service on an ATA fails, but there are many other possible services that could exist in complex and modern CPEs. Such a situation can only be detected through the absence of what we call “Heartbeat”. You may define such a Heartbeat in FreeACS and specify a certain timeout period. If the Heartbeat has not been detected in this period, FreeACS will then insert a syslog message into the system telling that a Heartbeat is missing. By doing so, you may specify a Syslog Event for this particular Heartbeat missing message. And on top of that you may build a trigger to act upon those devices where a service has stopped. </text:p>
      <text:p text:style-name="Text_20_body">Using Syslog Events, Triggers/Alarms and Heartbeats, any syslog emitting device may be <text:s/>monitored and problems may be remedied. Above all, this allows for unprecedented flexibility, only limited by the device capabilities and logging behaviour. </text:p>
      <text:list xml:id="list954184990" text:continue-numbering="true" text:style-name="Heading_20_Numbering">
        <text:list-item>
          <text:list>
            <text:list-item>
              <text:h text:style-name="P6" text:outline-level="2"><text:bookmark-start text:name="__RefHeading__5127_1069048332"/>Monitor<text:bookmark-end text:name="__RefHeading__5127_1069048332"/></text:h>
            </text:list-item>
          </text:list>
        </text:list-item>
      </text:list>
      <text:p text:style-name="Text_20_body">The Monitor module is totally rewritten. Some of the previous capabilities are removed since it was considered unnecessary. However, the Monitor page is also improved to always show the version number of all modules. In addition, the configuration is of the server is much, much easier. You may decide to hook the FreeACS monitoring into your own surveillance center. This is done by monitoring just one URL: <text:a xlink:type="simple" xlink:href="http://yourhost/xapsmonitor/ok" text:style-name="Internet_20_link" text:visited-style-name="Visited_20_Internet_20_Link">http://yourhost/xapsmonitor/ok</text:a>. If this URL returns “XAPSOK &lt;version-number&gt;”, then everything is fine with FreeACS, otherwise it will return the error status of the modules involved.</text:p>
      <text:list xml:id="list1790850050" text:continue-numbering="true" text:style-name="Heading_20_Numbering">
        <text:list-item>
          <text:list>
            <text:list-item>
              <text:h text:style-name="P6" text:outline-level="2"><text:bookmark-start text:name="__RefHeading__5129_1069048332"/>Reports<text:bookmark-end text:name="__RefHeading__5129_1069048332"/></text:h>
            </text:list-item>
          </text:list>
        </text:list-item>
      </text:list>
      <text:p text:style-name="Text_20_body">The configuration of reports (in xaps-core.properties) is simplified. Some old reports are removed (they were never used). Also some reports were unnecessary slow in the past, but this has been remedied.</text:p>
      <text:list xml:id="list441867844" text:continue-numbering="true" text:style-name="Heading_20_Numbering">
        <text:list-item>
          <text:list>
            <text:list-item>
              <text:h text:style-name="P6" text:outline-level="2"><text:bookmark-start text:name="__RefHeading__5131_1069048332"/>Cloud<text:bookmark-end text:name="__RefHeading__5131_1069048332"/></text:h>
            </text:list-item>
          </text:list>
        </text:list-item>
      </text:list>
      <text:p text:style-name="Text_20_body">FreeACS is now possible to run, and is actually running, as a cloud service (available on https://pingcom.xaps-hosting.net). In the processing of “cloudification” FreeACS has improved many critical paths in the system, to improve the overall performance of the system.</text:p>
      <text:list xml:id="list1010577152" text:continue-numbering="true" text:style-name="Heading_20_Numbering">
        <text:list-item>
          <text:list>
            <text:list-item>
              <text:h text:style-name="P6" text:outline-level="2"><text:bookmark-start text:name="__RefHeading__5133_1069048332"/><text:soft-page-break/>TR-069 Data model enumeration generation<text:bookmark-end text:name="__RefHeading__5133_1069048332"/></text:h>
            </text:list-item>
          </text:list>
        </text:list-item>
      </text:list>
      <text:p text:style-name="Text_20_body">TR-069 comes with a set of published Data models, describing each parameter with regards to name, type, usage and possibly also an enumerated set of allowed values. This set of values can be useful to put into the Unit Type, and FreeACS now offers commands to easily extract the enumerated values directly from the TR069 data model. However, there is no guarantee that these enumerated values are in fact supported by the device, so this feature should be used with caution.</text:p>
      <text:list xml:id="list2027813242" text:continue-numbering="true" text:style-name="Heading_20_Numbering">
        <text:list-item>
          <text:list>
            <text:list-item>
              <text:h text:style-name="P6" text:outline-level="2"><text:bookmark-start text:name="__RefHeading__5135_1069048332"/>Extraction<text:bookmark-end text:name="__RefHeading__5135_1069048332"/></text:h>
            </text:list-item>
          </text:list>
        </text:list-item>
      </text:list>
      <text:p text:style-name="Text_20_body">2013R1 comes with an extraction feature (available on the Unit Configuration page in Web and in the Unit context in Shell). The extraction feature will return all parameters from the device and store it in the FreeACS database (in a separate storage from the regular provisioned data). This can be an valuable tool to investigate a “troublesome” device.</text:p>
      <text:list xml:id="list236935428" text:continue-numbering="true" text:style-name="Heading_20_Numbering">
        <text:list-item>
          <text:list>
            <text:list-item>
              <text:h text:style-name="P6" text:outline-level="2"><text:bookmark-start text:name="__RefHeading__5137_1069048332"/>TR069 Test Case system<text:bookmark-end text:name="__RefHeading__5137_1069048332"/></text:h>
            </text:list-item>
          </text:list>
        </text:list-item>
      </text:list>
      <text:p text:style-name="Text_20_body">All devices supporting TR-069 will need to be tested before going into production provisioning. FreeACS now offers a way to test devices with regards to a number of input/output. </text:p>
      <text:list xml:id="list80754043" text:continue-numbering="true" text:style-name="Heading_20_Numbering">
        <text:list-item>
          <text:list>
            <text:list-item>
              <text:h text:style-name="P6" text:outline-level="2"><text:bookmark-start text:name="__RefHeading__5139_1069048332"/>TR-069 Server<text:bookmark-end text:name="__RefHeading__5139_1069048332"/></text:h>
            </text:list-item>
          </text:list>
        </text:list-item>
      </text:list>
      <text:p text:style-name="Text_20_body">The server now handles a few more quirks:</text:p>
      <text:list xml:id="list1874042168" text:continue-list="list1177682582" text:style-name="List_20_1">
        <text:list-item>
          <text:p text:style-name="P11">prettyprint: allows logging of XML from a device to be formatted nicely</text:p>
        </text:list-item>
        <text:list-item>
          <text:p text:style-name="P11">xmlcharfilter: allows server to filter out illegal XML characters before parsing the input from the device</text:p>
        </text:list-item>
        <text:list-item>
          <text:p text:style-name="P11">ignorevendorconfigfile: the server has implented a new way to handle TR-069 scripts/configuration files to be download. However, not all devices may handle the query for VendorConfigFile. object with all child nodes, thus it's possible to turn off this feature</text:p>
        </text:list-item>
      </text:list>
      <text:list xml:id="list531798377" text:continue-list="list80754043" text:style-name="Heading_20_Numbering">
        <text:list-item>
          <text:list>
            <text:list-item>
              <text:h text:style-name="P6" text:outline-level="2"><text:bookmark-start text:name="__RefHeading__5141_1069048332"/>Misc<text:bookmark-end text:name="__RefHeading__5141_1069048332"/></text:h>
            </text:list-item>
          </text:list>
        </text:list-item>
      </text:list>
      <text:p text:style-name="Text_20_body">There's been a goodly number of bug fixes and performance enhancements in this release. It's of course not too interesting for the average customer, but there has been some significant clean-up in the code. This is helpful for future developments, and ensure a lean and easy-to-adapt system.</text:p>
      <text:list xml:id="list1042151143" text:continue-numbering="true" text:style-name="Heading_20_Numbering">
        <text:list-item>
          <text:h text:style-name="P4" text:outline-level="1"><text:bookmark-start text:name="__RefHeading__1686_1305356424"/>2012R1 <text:bookmark-end text:name="__RefHeading__1686_1305356424"/></text:h>
        </text:list-item>
      </text:list>
      <text:p text:style-name="Text_20_body">The overall change is a name change from xAPS to Fusion. Other changes will be listed per module. </text:p>
      <text:list xml:id="list1011679037" text:continue-numbering="true" text:style-name="Heading_20_Numbering">
        <text:list-item>
          <text:list>
            <text:list-item>
              <text:h text:style-name="P6" text:outline-level="2"><text:bookmark-start text:name="__RefHeading__1927_2132490856"/>All/Many modules<text:bookmark-end text:name="__RefHeading__1927_2132490856"/></text:h>
              <text:list>
                <text:list-item>
                  <text:h text:style-name="P8" text:outline-level="3"><text:bookmark-start text:name="__RefHeading__1929_2132490856"/>Search capability<text:bookmark-end text:name="__RefHeading__1929_2132490856"/></text:h>
                </text:list-item>
              </text:list>
            </text:list-item>
          </text:list>
        </text:list-item>
      </text:list>
      <text:p text:style-name="Text_20_body">Now supports more advanced search, both for group search, unit search and syslog search. The searches can now (with some minor differences):</text:p>
      <text:list xml:id="list491434481" text:continue-list="list1874042168" text:style-name="List_20_1">
        <text:list-item>
          <text:p text:style-name="P11">specify the same parameter several times</text:p>
        </text:list-item>
        <text:list-item>
          <text:p text:style-name="P11">specify a range of operators: <text:s/>&gt;, &gt;=, =, &lt;=, &lt;, &lt;&gt;</text:p>
        </text:list-item>
        <text:list-item>
          <text:p text:style-name="P11">specify certain control characters: *, %, _, $, ^, |, !</text:p>
        </text:list-item>
        <text:list-item>
          <text:p text:style-name="P11">specify a type of value, as text or numbers</text:p>
        </text:list-item>
        <text:list-item>
          <text:p text:style-name="P11">search for NULL or not-NULL values</text:p>
        </text:list-item>
      </text:list>
      <text:list xml:id="list1615313325" text:continue-list="list1011679037" text:style-name="Heading_20_Numbering">
        <text:list-item>
          <text:list>
            <text:list-item>
              <text:list>
                <text:list-item>
                  <text:h text:style-name="P8" text:outline-level="3"><text:bookmark-start text:name="__RefHeading__1931_2132490856"/>Jobs<text:bookmark-end text:name="__RefHeading__1931_2132490856"/></text:h>
                </text:list-item>
              </text:list>
            </text:list-item>
          </text:list>
        </text:list-item>
      </text:list>
      <text:p text:style-name="Text_20_body">New types of jobs added:</text:p>
      <text:list xml:id="list2128582013" text:continue-list="list491434481" text:style-name="List_20_1">
        <text:list-item>
          <text:p text:style-name="P11">Telnet: Can make scripts and run on a group of devices. Can also retrieve data from running the telnet scripts and store in FreeACS DB.</text:p>
        </text:list-item>
        <text:list-item>
          <text:p text:style-name="P11">Shell: Can run shell-script upon provisioning a device. Dramatically increases the logic that can be applied in provisioning.</text:p>
        </text:list-item>
        <text:list-item>
          <text:p text:style-name="P11">Reset: Can perform FactoryReset on TR-069 devices (that supports this method)</text:p>
        </text:list-item>
      </text:list>
      <text:p text:style-name="Text_20_body">The repeatable job feature has been changed to do fixed intervals between those jobs. Also, a number of bugs connected to the calculation of the next periodic inform interval has been fixed.</text:p>
      <text:list xml:id="list663651286" text:continue-list="list1615313325" text:style-name="Heading_20_Numbering">
        <text:list-item>
          <text:list>
            <text:list-item>
              <text:list>
                <text:list-item>
                  <text:h text:style-name="P8" text:outline-level="3"><text:bookmark-start text:name="__RefHeading__1933_2132490856"/>Performance<text:bookmark-end text:name="__RefHeading__1933_2132490856"/></text:h>
                </text:list-item>
              </text:list>
            </text:list-item>
          </text:list>
        </text:list-item>
      </text:list>
      <text:list xml:id="list2011964661" text:continue-list="list2128582013" text:style-name="List_20_1">
        <text:list-item>
          <text:p text:style-name="P11">Removed some very CPU consuming and unnecessary forced garbage clean-up, which caused massive usage of CPU every other second.</text:p>
        </text:list-item>
        <text:list-item>
          <text:p text:style-name="P11">Improved caching mechanism and inter-modular change messaging in DBI</text:p>
        </text:list-item>
      </text:list>
      <text:list xml:id="list1164110006" text:continue-list="list663651286" text:style-name="Heading_20_Numbering">
        <text:list-item>
          <text:list>
            <text:list-item>
              <text:list>
                <text:list-item>
                  <text:h text:style-name="P8" text:outline-level="3"><text:bookmark-start text:name="__RefHeading__1935_2132490856"/>Bugfix<text:bookmark-end text:name="__RefHeading__1935_2132490856"/></text:h>
                </text:list-item>
              </text:list>
            </text:list-item>
          </text:list>
        </text:list-item>
      </text:list>
      <text:p text:style-name="Text_20_body">A large number of bugs has been fixed throughout all modules. All in all the changes made in this release are fewer than in the previous, which might give the bonus of fewer undetected bugs.</text:p>
      <text:list xml:id="list1697821359" text:continue-numbering="true" text:style-name="Heading_20_Numbering">
        <text:list-item>
          <text:list>
            <text:list-item>
              <text:h text:style-name="P6" text:outline-level="2"><text:bookmark-start text:name="__RefHeading__1937_2132490856"/>TR069 <text:bookmark-end text:name="__RefHeading__1937_2132490856"/></text:h>
            </text:list-item>
          </text:list>
        </text:list-item>
      </text:list>
      <text:p text:style-name="Text_20_body">UnitId can now be any kind of string, not only the standard OUI-Serialnumber or OUI-ProductClass-Serialnumber. This is due to the fact the quite a lot of devices do not adhere strictly to the TR-069 standard.</text:p>
      <text:p text:style-name="Text_20_body">Improved logging</text:p>
      <text:p text:style-name="Text_20_body">Added support for FactoryReset method</text:p>
      <text:p text:style-name="Text_20_body">More robust with devices not sending any data at all</text:p>
      <text:h text:style-name="Heading_20_2" text:outline-level="2"><text:bookmark-start text:name="__RefHeading__1939_2132490856"/>STUN<text:bookmark-end text:name="__RefHeading__1939_2132490856"/></text:h>
      <text:p text:style-name="Text_20_body">The kick functionality both using TR-111 (over UDP) and to public IP work fine.</text:p>
      <text:p text:style-name="Text_20_body">Handles both "single kick" and "group kick" (using Jobs).</text:p>
      <text:list xml:id="list1526235707" text:continue-numbering="true" text:style-name="Heading_20_Numbering">
        <text:list-item>
          <text:list>
            <text:list-item>
              <text:h text:style-name="P6" text:outline-level="2"><text:bookmark-start text:name="__RefHeading__1941_2132490856"/><text:soft-page-break/>Web<text:bookmark-end text:name="__RefHeading__1941_2132490856"/></text:h>
              <text:list>
                <text:list-item>
                  <text:h text:style-name="P8" text:outline-level="3"><text:bookmark-start text:name="__RefHeading__1943_2132490856"/>Reports<text:bookmark-end text:name="__RefHeading__1943_2132490856"/></text:h>
                </text:list-item>
              </text:list>
            </text:list-item>
          </text:list>
        </text:list-item>
      </text:list>
      <text:p text:style-name="Text_20_body">Possible to make Syslog reports based on group selection</text:p>
      <text:p text:style-name="Text_20_body">Possible to filter on Software-version in all Syslog/TR-reports</text:p>
      <text:p text:style-name="Text_20_body">Filtering on report-results in improved</text:p>
      <text:list xml:id="list705743270" text:continue-numbering="true" text:style-name="Heading_20_Numbering">
        <text:list-item>
          <text:list>
            <text:list-item>
              <text:list>
                <text:list-item>
                  <text:h text:style-name="P8" text:outline-level="3"><text:bookmark-start text:name="__RefHeading__1945_2132490856"/>Navigation<text:bookmark-end text:name="__RefHeading__1945_2132490856"/></text:h>
                </text:list-item>
              </text:list>
            </text:list-item>
          </text:list>
        </text:list-item>
      </text:list>
      <text:p text:style-name="Text_20_body">Changed menu system, should be more intuitive</text:p>
      <text:p text:style-name="Text_20_body">Context menu navigation added, easier to navigate back and forth among the various contexts. </text:p>
      <text:list xml:id="list411375658" text:continue-numbering="true" text:style-name="Heading_20_Numbering">
        <text:list-item>
          <text:list>
            <text:list-item>
              <text:list>
                <text:list-item>
                  <text:h text:style-name="P8" text:outline-level="3"><text:bookmark-start text:name="__RefHeading__1947_2132490856"/>Search<text:bookmark-end text:name="__RefHeading__1947_2132490856"/></text:h>
                </text:list-item>
              </text:list>
            </text:list-item>
          </text:list>
        </text:list-item>
      </text:list>
      <text:p text:style-name="Text_20_body">Possible to search both on Global level (across all unittypes) and within context (context search) and on the search page.</text:p>
      <text:p text:style-name="Text_20_body">Improved search capabilities (mentioned previously)</text:p>
      <text:list xml:id="list954550907" text:continue-numbering="true" text:style-name="Heading_20_Numbering">
        <text:list-item>
          <text:list>
            <text:list-item>
              <text:list>
                <text:list-item>
                  <text:h text:style-name="P8" text:outline-level="3"><text:bookmark-start text:name="__RefHeading__1949_2132490856"/>Various<text:bookmark-end text:name="__RefHeading__1949_2132490856"/></text:h>
                </text:list-item>
              </text:list>
            </text:list-item>
          </text:list>
        </text:list-item>
      </text:list>
      <text:p text:style-name="Text_20_body">Can now add various types of file (SOFTWARE, CONFIG, SCRIPT)</text:p>
      <text:p text:style-name="Text_20_body">Table sorting is available on a range of pages</text:p>
      <text:p text:style-name="Text_20_body">Documentation is improved a lot</text:p>
      <text:list xml:id="list1780894745" text:continue-numbering="true" text:style-name="Heading_20_Numbering">
        <text:list-item>
          <text:list>
            <text:list-item>
              <text:h text:style-name="P6" text:outline-level="2"><text:bookmark-start text:name="__RefHeading__1951_2132490856"/>Shell<text:bookmark-end text:name="__RefHeading__1951_2132490856"/></text:h>
            </text:list-item>
          </text:list>
        </text:list-item>
      </text:list>
      <text:list xml:id="list1976873790" text:continue-list="list2011964661" text:style-name="List_20_1">
        <text:list-item>
          <text:p text:style-name="P11">Total makeover of interface: Changed context-switching, command prompt and variable referencing.</text:p>
        </text:list-item>
        <text:list-item>
          <text:p text:style-name="P11">Supports control statements like if, else, elsif, while, continue and break</text:p>
        </text:list-item>
        <text:list-item>
          <text:p text:style-name="P11">Supports variables, can specify both variable by value and by reference in call-commands. Can also specify totally new variable names upon start-up of shell.</text:p>
        </text:list-item>
        <text:list-item>
          <text:p text:style-name="P11">Many new commands, like kick (ask device to provision) and unit (quick unit context switch), setvar (make a variable), cc (change context), syslog (syslog search)</text:p>
        </text:list-item>
        <text:list-item>
          <text:p text:style-name="P11">Commands support options, like -c (list context), -u (use context), -a (list all) and -o (order)</text:p>
        </text:list-item>
        <text:list-item>
          <text:p text:style-name="P11">Output-commands can be piped</text:p>
        </text:list-item>
        <text:list-item>
          <text:p text:style-name="P11">Massive changes of unittype parameters no longer causes excessive load on the other modules.</text:p>
        </text:list-item>
        <text:list-item>
          <text:p text:style-name="P11">Command history available</text:p>
        </text:list-item>
        <text:list-item>
          <text:p text:style-name="P11">Help system is greatly improved</text:p>
        </text:list-item>
        <text:list-item>
          <text:p text:style-name="P11">Output listing is ordered strictly column-wise, much easier to read.</text:p>
        </text:list-item>
      </text:list>
      <text:list xml:id="list316411647" text:continue-list="list1780894745" text:style-name="Heading_20_Numbering">
        <text:list-item>
          <text:list>
            <text:list-item>
              <text:h text:style-name="P6" text:outline-level="2"><text:bookmark-start text:name="__RefHeading__1953_2132490856"/>Monitor<text:bookmark-end text:name="__RefHeading__1953_2132490856"/></text:h>
            </text:list-item>
          </text:list>
        </text:list-item>
      </text:list>
      <text:p text:style-name="Text_20_body">Improved monitoring for failures in DBI</text:p>
      <text:p text:style-name="Text_20_body">Improved monitoring of TR-069, will detect connections which never finishes.</text:p>
      <text:list xml:id="list655586325" text:continue-numbering="true" text:style-name="Heading_20_Numbering">
        <text:list-item>
          <text:list>
            <text:list-item>
              <text:h text:style-name="P6" text:outline-level="2"><text:bookmark-start text:name="__RefHeading__1955_2132490856"/>Core<text:bookmark-end text:name="__RefHeading__1955_2132490856"/></text:h>
            </text:list-item>
          </text:list>
        </text:list-item>
      </text:list>
      <text:p text:style-name="Text_20_body">Only library changes, minor bugfixes and logging changes</text:p>
      <text:list xml:id="list206356833" text:continue-numbering="true" text:style-name="Heading_20_Numbering">
        <text:list-item>
          <text:list>
            <text:list-item>
              <text:h text:style-name="P6" text:outline-level="2"><text:bookmark-start text:name="__RefHeading__1957_2132490856"/>SPP<text:bookmark-end text:name="__RefHeading__1957_2132490856"/></text:h>
            </text:list-item>
          </text:list>
        </text:list-item>
      </text:list>
      <text:p text:style-name="Text_20_body">TFTP port can now be read from the properties file</text:p>
      <text:p text:style-name="Text_20_body">Added Telnet provisioning. Can be triggered using a Job.</text:p>
      <text:list xml:id="list1105470149" text:continue-numbering="true" text:style-name="Heading_20_Numbering">
        <text:list-item>
          <text:list>
            <text:list-item>
              <text:h text:style-name="P6" text:outline-level="2"><text:bookmark-start text:name="__RefHeading__1959_2132490856"/><text:soft-page-break/>Syslog<text:bookmark-end text:name="__RefHeading__1959_2132490856"/></text:h>
            </text:list-item>
          </text:list>
        </text:list-item>
      </text:list>
      <text:p text:style-name="Text_20_body">Improved logging (syslog-summary) to get better overview of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1" svg:font-family="'Courier New'" style:font-family-generic="modern"/>
    <style:font-face style:name="DejaVu Sans Mono" svg:font-family="'DejaVu Sans Mono'" style:font-family-generic="modern"/>
    <style:font-face style:name="Liberation Sans3"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1"/>
    </style:style>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874in"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Release Changes</text:title><text:tab/>Version <text:user-defined style:data-style-name="N0" text:name="Product Version">2013R1</text:user-defined></text:p>
      </style:header>
      <style:footer>
        <text:p text:style-name="Footer">Page <text:page-number text:select-page="current">8</text:page-number></text:p>
      </style:footer>
    </style:master-page>
    <style:master-page style:name="First_20_Page" style:display-name="First Page" style:page-layout-name="Mpm2" style:next-style-name="ToC_20_Page"/>
    <style:master-page style:name="HTML" style:page-layout-name="Mpm3"/>
    <style:master-page style:name="ToC_20_Page" style:display-name="ToC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Release Changes</dc:title>
    <meta:initial-creator>Erik Larsen</meta:initial-creator>
    <meta:creation-date>2007-05-24T09:32:00</meta:creation-date>
    <dc:creator>Patrick Fox</dc:creator>
    <dc:date>2015-08-30T20:41:34</dc:date>
    <meta:print-date>2006-01-13T10:56:00</meta:print-date>
    <meta:editing-cycles>63</meta:editing-cycles>
    <meta:editing-duration>P32DT16H55M11S</meta:editing-duration>
    <meta:generator>OpenOffice/4.1.1$Unix OpenOffice.org_project/411m6$Build-9775</meta:generator>
    <meta:document-statistic meta:table-count="2" meta:image-count="0" meta:object-count="0" meta:page-count="10" meta:paragraph-count="186" meta:word-count="2624" meta:character-count="15928"/>
    <meta:user-defined meta:name="Product Version">2013R1</meta:user-defined>
    <meta:user-defined meta:name="_ReviewCycleID" meta:value-type="float">-403278106</meta:user-defined>
    <meta:user-defined meta:name="_TentativeReviewCycleID" meta:value-type="float">-403278106</meta:user-defined>
  </office:meta>
</office:document-meta>
</file>